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71cm"/>
    </style:style>
    <style:style style:name="gr3" style:family="graphic" style:parent-style-name="standard">
      <style:graphic-properties draw:stroke="solid" draw:stroke-dash="Fine_20_Dashed_20__28_var_29_" svg:stroke-width="0.08cm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2cm" draw:marker-start-width="0.65cm" draw:marker-end="Arrow" draw:marker-end-width="0.7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05cm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03cm" draw:marker-start-width="0.095cm" draw:marker-end-width="0.09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774cm"/>
    </style:style>
    <style:style style:name="gr9" style:family="graphic" style:parent-style-name="standard">
      <style:graphic-properties svg:stroke-width="0.05cm" draw:marker-start-width="0.275cm" draw:marker-end-width="0.275cm" draw:fill="solid" draw:fill-color="#000000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svg:stroke-width="0.08cm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Century Schoolbook L'" style:font-family-generic="roman" style:font-pitch="variable"/>
    </style:style>
    <style:style style:name="P3" style:family="paragraph">
      <style:text-properties fo:color="#000000" fo:font-family="'Century Schoolbook L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P4" style:family="paragraph">
      <style:text-properties fo:color="#000000" fo:font-family="'Century Schoolbook L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000000" fo:font-family="'Century Schoolbook L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2" style:family="text">
      <style:text-properties fo:color="#000000" fo:font-family="'Century Schoolbook L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5.04cm" svg:y1="3.935cm" svg:x2="7.462cm" svg:y2="2.802cm">
          <text:p/>
        </draw:line>
        <draw:frame draw:style-name="gr2" draw:text-style-name="P3" draw:layer="layout" svg:width="1.2cm" svg:height="1.441cm" svg:x="4.4cm" svg:y="2.655cm">
          <draw:text-box>
            <text:p text:style-name="P2"><text:span text:style-name="T1">O</text:span></text:p>
          </draw:text-box>
        </draw:frame>
        <draw:line draw:style-name="gr3" draw:text-style-name="P1" draw:layer="layout" svg:x1="7.28cm" svg:y1="2.695cm" svg:x2="5.76cm" svg:y2="1.887cm">
          <text:p/>
        </draw:line>
        <draw:line draw:style-name="gr4" draw:text-style-name="P1" draw:layer="layout" svg:x1="7.48cm" svg:y1="2.595cm" svg:x2="7.474cm" svg:y2="0.164cm">
          <text:p/>
        </draw:line>
        <draw:custom-shape draw:style-name="gr5" draw:text-style-name="P1" draw:layer="layout" svg:width="0.461cm" svg:height="0.472cm" svg:x="7.24cm" svg:y="2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cm" svg:height="1.42cm" svg:x="5.8cm" svg:y="3.115cm">
          <draw:text-box>
            <text:p text:style-name="P2"><text:span text:style-name="T2">r</text:span></text:p>
          </draw:text-box>
        </draw:frame>
        <draw:line draw:style-name="gr7" draw:text-style-name="P1" draw:layer="layout" svg:x1="6.84cm" svg:y1="2.483cm" svg:x2="6.848cm" svg:y2="1.662cm">
          <text:p/>
        </draw:line>
        <draw:line draw:style-name="gr7" draw:text-style-name="P1" draw:layer="layout" svg:x1="7.48cm" svg:y1="2.017cm" svg:x2="6.848cm" svg:y2="1.662cm">
          <text:p/>
        </draw:line>
        <draw:line draw:style-name="gr7" draw:text-style-name="P1" draw:layer="layout" svg:x1="6.888cm" svg:y1="3.035cm" svg:x2="6.888cm" svg:y2="2.292cm">
          <text:p/>
        </draw:line>
        <draw:line draw:style-name="gr7" draw:text-style-name="P1" draw:layer="layout" svg:x1="7.48cm" svg:y1="1.978cm" svg:x2="6.888cm" svg:y2="2.292cm">
          <text:p/>
        </draw:line>
        <draw:frame draw:style-name="gr8" draw:text-style-name="P4" draw:layer="layout" svg:width="1.42cm" svg:height="1.42cm" svg:x="4.88cm" svg:y="0.795cm">
          <draw:text-box>
            <text:p text:style-name="P2"><text:span text:style-name="T2">p</text:span></text:p>
          </draw:text-box>
        </draw:frame>
        <draw:frame draw:style-name="gr6" draw:text-style-name="P4" draw:layer="layout" svg:width="1.2cm" svg:height="1.42cm" svg:x="6.2cm" svg:y="0.095cm">
          <draw:text-box>
            <text:p text:style-name="P2"><text:span text:style-name="T2">L</text:span></text:p>
          </draw:text-box>
        </draw:frame>
        <draw:custom-shape draw:style-name="gr9" draw:text-style-name="P1" draw:layer="layout" svg:width="0.285cm" svg:height="0.316cm" svg:x="4.896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cm" svg:height="3.5cm" svg:x="1.8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4cm" svg:y1="3.936cm" svg:x2="2.441cm" svg:y2="2.909cm">
          <text:p/>
        </draw:line>
        <draw:line draw:style-name="gr11" draw:text-style-name="P1" draw:layer="layout" svg:x1="2.368cm" svg:y1="2.957cm" svg:x2="1.035cm" svg:y2="4.1cm">
          <text:p/>
        </draw:line>
        <draw:custom-shape draw:style-name="gr5" draw:text-style-name="P1" draw:layer="layout" svg:width="0.461cm" svg:height="0.472cm" svg:x="2.141cm" svg:y="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38cm" svg:y1="2.696cm" svg:x2="2.374cm" svg:y2="0.265cm">
          <text:p/>
        </draw:line>
        <draw:line draw:style-name="gr1" draw:text-style-name="P1" draw:layer="layout" svg:x1="5.04cm" svg:y1="3.937cm" svg:x2="4.227cm" svg:y2="5.623cm">
          <text:p/>
        </draw:line>
        <draw:custom-shape draw:style-name="gr5" draw:text-style-name="P1" draw:layer="layout" svg:width="0.461cm" svg:height="0.472cm" svg:x="3.942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81cm" svg:y1="5.396cm" svg:x2="4.175cm" svg:y2="2.965cm">
          <text:p/>
        </draw:line>
        <draw:line draw:style-name="gr11" draw:text-style-name="P1" draw:layer="layout" svg:x1="4.269cm" svg:y1="5.657cm" svg:x2="6.113cm" svg:y2="5.8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6-05T22:13:19</dc:date>
    <meta:editing-cycles>35</meta:editing-cycles>
    <meta:editing-duration>PT9H50M7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